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E000001AFFEF725E5BAC9F85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rbel" svg:font-family="Corbel"/>
    <style:font-face style:name="Corbel1" svg:font-family="Corbe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M Sans 12" svg:font-family="'LM Sans 12'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modern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wiss" style:font-pitch="variable"/>
    <style:font-face style:name="Tahoma1" svg:font-family="Tahoma" style:font-family-generic="modern" style:font-pitch="variable"/>
    <style:font-face style:name="Tahoma2" svg:font-family="Tahoma" style:font-family-generic="modern" style:font-pitch="fixed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objectwithoutfill">
      <style:graphic-properties svg:stroke-width="0.212cm" svg:stroke-color="#21409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none" svg:stroke-width="0.079cm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none" draw:fill="none" fo:min-height="1.47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30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>
      <style:graphic-properties draw:stroke="solid" svg:stroke-width="0.026cm" svg:stroke-color="#000000" draw:stroke-linejoin="miter" draw:fill="solid" draw:fill-color="#ffff99" draw:opacity="50%" draw:textarea-vertical-align="middle" draw:auto-grow-height="false" draw:fit-to-size="false" style:shrink-to-fit="false" fo:min-height="11.392cm" fo:min-width="11.565cm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6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9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cc99ff" draw:opacity="50%" draw:textarea-vertical-align="middle" draw:auto-grow-height="false" draw:fit-to-size="false" style:shrink-to-fit="false" fo:min-height="11.392cm" fo:min-width="0.135cm" fo:padding-top="0.125cm" fo:padding-bottom="0.125cm" fo:padding-left="0.25cm" fo:padding-right="0.25cm" fo:wrap-option="no-wrap"/>
    </style:style>
    <style:style style:name="gr61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ffff99" draw:opacity="51%" draw:textarea-vertical-align="middle" draw:auto-grow-height="false" draw:fit-to-size="false" style:shrink-to-fit="false" fo:min-height="9.063cm" fo:min-width="7.332cm" fo:padding-top="0.125cm" fo:padding-bottom="0.125cm" fo:padding-left="0.25cm" fo:padding-right="0.25cm" fo:wrap-option="no-wrap"/>
    </style:style>
    <style:style style:name="gr75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443cm" fo:min-width="0cm" fo:padding-top="0.125cm" fo:padding-bottom="0.125cm" fo:padding-left="0.25cm" fo:padding-right="0.25cm" fo:wrap-option="no-wrap"/>
    </style:style>
    <style:style style:name="gr79" style:family="graphic" style:parent-style-name="standard" style:list-style-name="L3">
      <style:graphic-properties draw:stroke="solid" svg:stroke-width="0.026cm" svg:stroke-color="#000000" draw:stroke-linejoin="miter" draw:fill="solid" draw:fill-color="#f0ad00" draw:opacity="51%" draw:textarea-vertical-align="middle" draw:auto-grow-height="false" draw:fit-to-size="false" style:shrink-to-fit="false" fo:min-height="1.867cm" fo:min-width="6.485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1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standard">
      <style:graphic-properties draw:stroke="dash" draw:stroke-dash="Dashed_20__28_var_29__20_4" svg:stroke-width="0.079cm" svg:stroke-color="#ff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3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2.503cm"/>
      <style:paragraph-properties style:writing-mode="lr-tb"/>
    </style:style>
    <style:style style:name="pr8" style:family="presentation" style:parent-style-name="Default-title">
      <style:graphic-properties fo:min-height="2.186cm"/>
      <style:paragraph-properties style:writing-mode="lr-tb"/>
    </style:style>
    <style:style style:name="pr9" style:family="presentation" style:parent-style-name="Default-title">
      <style:graphic-properties fo:min-height="3.782cm"/>
      <style:paragraph-properties style:writing-mode="lr-tb"/>
    </style:style>
    <style:style style:name="pr10" style:family="presentation" style:parent-style-name="Default-title">
      <style:graphic-properties fo:min-height="5.356cm"/>
      <style:paragraph-properties style:writing-mode="lr-tb"/>
    </style:style>
    <style:style style:name="pr11" style:family="presentation" style:parent-style-name="Default-outline1">
      <style:graphic-properties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0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ff99cc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solid" draw:fill-color="#f0ad00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M Sans 121" fo:hyphenate="false"/>
    </style:style>
    <style:style style:name="P18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style:font-name="LM Sans 121" fo:hyphenate="false"/>
    </style:style>
    <style:style style:name="P19" style:family="paragraph">
      <style:paragraph-properties fo:margin-left="0cm" fo:margin-right="0cm" fo:line-height="100%" fo:text-align="start" fo:text-indent="0cm" style:punctuation-wrap="hanging" style:writing-mode="lr-tb"/>
      <style:text-properties style:font-name="LM Sans 121" fo:hyphenate="false"/>
    </style:style>
    <style:style style:name="P20" style:family="paragraph">
      <style:text-properties style:font-name="LM Sans 121"/>
    </style:style>
    <style:style style:name="P21" style:family="paragraph">
      <style:paragraph-properties style:writing-mode="lr-tb"/>
      <style:text-properties style:font-name="LM Sans 121"/>
    </style:style>
    <style:style style:name="P2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18pt" fo:hyphenate="false"/>
    </style:style>
    <style:style style:name="P23" style:family="paragraph">
      <loext:graphic-properties draw:fill="solid" draw:fill-color="#680000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loext:graphic-properties draw:fill="solid" draw:fill-color="#f0ad00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5" style:family="paragraph">
      <loext:graphic-properties draw:fill="solid" draw:fill-color="#60b5cc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="none"/>
      <style:paragraph-properties style:writing-mode="lr-tb"/>
      <style:text-properties style:font-name="LM Sans Demi Cond 10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style:font-name="LM Sans 121" fo:hyphenate="false"/>
    </style:style>
    <style:style style:name="P29" style:family="paragraph">
      <loext:graphic-properties draw:fill="solid" draw:fill-color="#ffff99" draw:opacity="50%"/>
      <style:paragraph-properties fo:text-align="start" style:font-independent-line-spacing="true"/>
      <style:text-properties fo:font-size="18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loext:graphic-properties draw:fill="solid" draw:fill-color="#cc99ff" draw:opacity="50%"/>
      <style:paragraph-properties fo:text-align="start" style:font-independent-line-spacing="true"/>
      <style:text-properties fo:font-size="18pt"/>
    </style:style>
    <style:style style:name="P32" style:family="paragraph">
      <style:paragraph-properties fo:margin-left="0cm" fo:margin-right="0.203cm" fo:margin-top="0cm" fo:margin-bottom="0cm" fo:line-height="100%" fo:text-align="start" fo:text-indent="0cm" style:punctuation-wrap="hanging" style:writing-mode="lr-tb"/>
      <style:text-properties fo:hyphenate="false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4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36" style:family="paragraph">
      <loext:graphic-properties draw:fill="solid" draw:fill-color="#ffff99" draw:opacity="51%"/>
      <style:paragraph-properties fo:text-align="start" style:font-independent-line-spacing="true"/>
      <style:text-properties fo:font-size="18pt"/>
    </style:style>
    <style:style style:name="P37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39" style:family="paragraph">
      <loext:graphic-properties draw:fill="solid" draw:fill-color="#ff00ff"/>
      <style:paragraph-properties fo:text-align="start" style:font-independent-line-spacing="true"/>
      <style:text-properties fo:font-size="18pt"/>
    </style:style>
    <style:style style:name="P40" style:family="paragraph">
      <loext:graphic-properties draw:fill="solid" draw:fill-color="#f0ad00" draw:opacity="51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8pt" fo:hyphenate="false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43" style:family="paragraph">
      <style:paragraph-properties fo:margin-top="0.5cm" fo:margin-bottom="0cm"/>
    </style:style>
    <style:style style:name="P44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style:font-name="LM Sans 121" fo:hyphenate="false"/>
    </style:style>
    <style:style style:name="P45" style:family="paragraph">
      <style:paragraph-properties fo:margin-left="0cm" fo:margin-right="0cm" fo:line-height="90%" fo:text-align="start" fo:text-indent="0cm" style:punctuation-wrap="hanging" style:writing-mode="lr-tb"/>
      <style:text-properties fo:hyphenate="false"/>
    </style:style>
    <style:style style:name="P46" style:family="paragraph">
      <style:paragraph-properties style:writing-mode="lr-tb"/>
      <style:text-properties style:use-window-font-color="true" loext:opacity="0%" style:font-name="LM Sans 121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21409a" loext:opacity="100%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italic" style:text-underline-style="none" fo:font-weight="norm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2" style:family="text">
      <style:text-properties fo:font-variant="normal" fo:text-transform="none" fo:color="#0066b3" loext:opacity="100%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M Sans 121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5" style:family="text">
      <style:text-properties fo:font-variant="normal" fo:text-transform="none" fo:color="#0066b3" loext:opacity="100%" style:text-line-through-style="none" style:text-line-through-type="none" style:text-position="0% 100%" style:font-name="LM Sans 121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6" style:family="text">
      <style:text-properties fo:font-variant="normal" fo:text-transform="none" fo:color="#0066b3" loext:opacity="100%" style:text-line-through-style="none" style:text-line-through-type="none" style:text-position="0% 100%" style:font-name="LM Sans 121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7" style:family="text">
      <style:text-properties fo:font-variant="normal" fo:text-transform="none" fo:color="#60b5cc" loext:opacity="100%" style:text-line-through-style="none" style:text-line-through-type="none" style:text-position="0% 100%" style:font-name="LM Sans 121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LM Sans 121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LM Sans 121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LM Sans 121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LM Sans 121" fo:font-size="18pt" fo:letter-spacing="normal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22" style:family="text">
      <style:text-properties fo:font-variant="normal" fo:text-transform="none" style:use-window-font-color="true" loext:opacity="0%" style:text-line-through-style="none" style:text-line-through-type="none" style:text-position="0% 100%" style:font-name="LM Sans 121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3" style:family="text">
      <style:text-properties fo:font-variant="normal" fo:text-transform="none" style:use-window-font-color="true" loext:opacity="0%" style:text-line-through-style="none" style:text-line-through-type="none" style:text-position="0% 100%" style:font-name="LM Sans 121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4" style:family="text">
      <style:text-properties fo:font-variant="normal" fo:text-transform="none" style:use-window-font-color="true" loext:opacity="0%" style:text-line-through-style="none" style:text-line-through-type="none" style:text-position="0% 100%" style:font-name="LM Sans 121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25" style:family="text">
      <style:text-properties fo:font-variant="normal" fo:text-transform="none" style:use-window-font-color="true" loext:opacity="0%" style:text-line-through-style="none" style:text-line-through-type="none" style:text-position="0% 100%" style:font-name="LM Sans 121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26" style:family="text">
      <style:text-properties fo:font-variant="normal" fo:text-transform="none" fo:color="#008000" loext:opacity="100%" style:text-line-through-style="none" style:text-line-through-type="none" style:text-position="0% 100%" style:font-name="LM Sans 121" fo:font-size="18pt" fo:letter-spacing="normal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27" style:family="text">
      <style:text-properties fo:font-variant="normal" fo:text-transform="none" style:use-window-font-color="true" loext:opacity="0%" style:text-line-through-style="none" style:text-line-through-type="none" style:text-position="0% 100%" style:font-name="LM Sans 121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8" style:family="text">
      <style:text-properties fo:font-variant="normal" fo:text-transform="none" style:use-window-font-color="true" loext:opacity="0%" style:text-line-through-style="none" style:text-line-through-type="none" style:text-position="0% 100%" style:font-name="LM Sans 121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29" style:family="text">
      <style:text-properties fo:font-variant="normal" fo:text-transform="none" style:use-window-font-color="true" loext:opacity="0%" style:text-line-through-style="none" style:text-line-through-type="none" style:text-position="0% 100%" style:font-name="LM Sans 121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Tahoma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31" style:family="text">
      <style:text-properties fo:font-variant="normal" fo:text-transform="none" fo:color="#008000" loext:opacity="100%" style:text-line-through-style="none" style:text-line-through-type="none" style:text-position="0% 100%" style:font-name="LM Sans Demi Cond 10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font-variant="normal" fo:text-transform="none" fo:color="#008000" loext:opacity="100%" style:text-line-through-style="none" style:text-line-through-type="none" style:text-position="0% 100%" style:font-name="LM Sans Demi Cond 10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33" style:family="text">
      <style:text-properties fo:font-size="15pt" style:font-size-asian="15pt" style:font-size-complex="15pt"/>
    </style:style>
    <style:style style:name="T34" style:family="text">
      <style:text-properties fo:font-variant="normal" fo:text-transform="none" fo:color="#ce181e" loext:opacity="100%" style:text-line-through-style="none" style:text-line-through-type="none" style:text-position="0% 100%" style:font-name="LM Sans 121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5" style:family="text">
      <style:text-properties fo:font-variant="normal" fo:text-transform="none" fo:color="#ce181e" loext:opacity="100%" style:text-line-through-style="none" style:text-line-through-type="none" style:text-position="0% 100%" style:font-name="LM Sans 121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21" fo:font-size="32pt" fo:letter-spacing="normal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Calib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21" fo:font-size="32pt" fo:letter-spacing="normal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Calibri" style:font-size-complex="32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21" fo:font-size="32pt" fo:letter-spacing="normal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Calib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21409a" loext:opacity="100%" style:text-outline="false" style:text-line-through-style="none" style:text-line-through-type="none" style:text-position="0% 100%" style:font-name="LM Sans 121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LM Sans 121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1" style:family="text">
      <style:text-properties fo:font-variant="normal" fo:text-transform="none" fo:color="#21409a" loext:opacity="100%" style:text-line-through-style="none" style:text-line-through-type="none" style:text-position="0% 100%" style:font-name="LM Sans 121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2" style:family="text">
      <style:text-properties fo:font-variant="normal" fo:text-transform="none" fo:color="#21409a" loext:opacity="100%" style:text-line-through-style="none" style:text-line-through-type="none" style:text-position="0% 100%" style:font-name="LM Sans 121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43" style:family="text">
      <style:text-properties fo:font-variant="normal" fo:text-transform="none" fo:color="#008000" loext:opacity="100%" style:text-line-through-style="none" style:text-line-through-type="none" style:text-position="0% 100%" style:font-name="LM Sans 121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4" style:family="text">
      <style:text-properties fo:font-variant="normal" fo:text-transform="none" fo:color="#008000" loext:opacity="100%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font-variant="normal" fo:text-transform="none" fo:color="#008000" loext:opacity="100%" style:text-line-through-style="none" style:text-line-through-type="none" style:text-position="0% 100%" style:font-name="Corbel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51" style:family="text">
      <style:text-properties fo:font-variant="normal" fo:text-transform="none" fo:color="#ff0066" loext:opacity="100%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52" style:family="text">
      <style:text-properties fo:font-variant="normal" fo:text-transform="none" fo:color="#ff0066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Lucida Sans Unicode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6" style:family="text">
      <style:text-properties fo:font-variant="normal" fo:text-transform="none" fo:color="#d60093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57" style:family="text">
      <style:text-properties fo:font-variant="normal" fo:text-transform="none" fo:color="#ff0066" loext:opacity="100%" style:text-line-through-style="none" style:text-line-through-type="none" style:text-position="0% 100%" style:font-name="LM Sans 121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58" style:family="text">
      <style:text-properties fo:font-variant="normal" fo:text-transform="none" fo:color="#2a6099" loext:opacity="100%" style:text-line-through-style="none" style:text-line-through-type="none" style:text-position="0% 100%" style:font-name="LM Sans 121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59" style:family="text">
      <style:text-properties fo:font-variant="normal" fo:text-transform="none" fo:color="#2a6099" loext:opacity="100%" style:text-line-through-style="none" style:text-line-through-type="none" style:text-position="0% 100%" style:font-name="LM Sans 121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60" style:family="text">
      <style:text-properties fo:font-variant="normal" fo:text-transform="none" fo:color="#21409a" loext:opacity="100%" style:text-line-through-style="none" style:text-line-through-type="none" style:text-position="0% 100%" style:font-name="LM Sans 121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color="#2a6099" loext:opacity="100%"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style:text-position="33% 58%"/>
    </style:style>
    <style:style style:name="T65" style:family="text">
      <style:text-properties fo:color="#2a6099" loext:opacity="100%"/>
    </style:style>
    <style:style style:name="T66" style:family="text">
      <style:text-properties fo:color="#ff0000" loext:opacity="100%"/>
    </style:style>
    <style:style style:name="T67" style:family="text">
      <style:text-properties fo:font-variant="normal" fo:text-transform="none" fo:color="#2a6099" loext:opacity="100%" style:text-line-through-style="none" style:text-line-through-type="none" style:text-position="0% 100%" style:font-name="LM Sans 121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LM Sans 121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69" style:family="text">
      <style:text-properties fo:font-variant="normal" fo:text-transform="none" style:use-window-font-color="true" loext:opacity="0%" style:text-line-through-style="none" style:text-line-through-type="none" style:text-position="0% 100%" style:font-name="LM Sans 121" fo:font-size="28pt" fo:letter-spacing="normal" fo:font-style="italic" style:text-underline-style="none" fo:font-weight="normal" style:font-size-asian="28pt" style:font-style-asian="italic" style:font-weight-asian="normal" style:font-name-complex="Calibri" style:font-size-complex="2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">
        <style:list-level-properties text:min-label-width="0.6cm"/>
        <style:text-properties fo:color="#cc00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Local</text:span><text:span text:style-name="T1">ity-</text:span><text:span text:style-name="T1">Sensi</text:span><text:span text:style-name="T1">tive </text:span><text:span text:style-name="T1">Hashi</text:span><text:span text:style-name="T1">ng </text:span><text:span text:style-name="T1">(LSH</text:span><text:span text:style-name="T1">)</text:span></text:p>
            <text:p text:style-name="P1"><text:span text:style-name="T2"/></text:p>
            <text:p text:style-name="P1"><text:span text:style-name="T2"/></text:p>
            <text:p text:style-name="P1"><text:span text:style-name="T3">Mining </text:span><text:span text:style-name="T3">Massive </text:span><text:span text:style-name="T3">Datasets</text:span></text:p>
            <text:p text:style-name="P1"><text:span text:style-name="T4">Prof. </text:span><text:span text:style-name="T4">Carlos </text:span><text:span text:style-name="T4">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 for this deck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Mining of Massive Datasets 2<text:span text:style-name="T6">nd</text:span> edition (2014) by Leskovec et al. (Chapter 3) [<text:a xlink:href="http://www.mmds.org/mmds/v2.1/ch03-lsh.pptx" xlink:type="simple">slides ch3</text:a>]<text:span text:style-name="T7">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486cm" svg:y="5.842cm" presentation:class="title" presentation:user-transformed="true">
          <draw:text-box>
            <text:p>Locality-sensitive hashing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inal step: <text:span text:style-name="T8">local</text:span><text:span text:style-name="T8">ity-</text:span><text:span text:style-name="T8">sensi</text:span><text:span text:style-name="T8">tive </text:span><text:span text:style-name="T8">hash</text:span><text:span text:style-name="T8">ing</text:span></text:p>
          </draw:text-box>
        </draw:frame>
        <draw:custom-shape draw:name="AutoShape 3" draw:style-name="gr5" draw:text-style-name="P10" draw:layer="layout" svg:width="3.809cm" svg:height="2.751cm" draw:transform="rotate (1.5692255304681) translate (5.019cm 8.37cm)">
          <text:p text:style-name="P9"><text:span text:style-name="T9">Shi</text:span><text:span text:style-name="T9">ngli</text:span><text:span text:style-name="T9">n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6" draw:text-style-name="P12" draw:layer="layout" svg:width="3.568cm" svg:height="1.013cm" svg:x="0.322cm" svg:y="5.845cm">
          <text:p text:style-name="P11"><text:span text:style-name="T9">Do</text:span><text:span text:style-name="T9">cu</text:span><text:span text:style-name="T9">me</text:span><text:span text:style-name="T9">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7" draw:text-style-name="P13" draw:layer="layout" svg:x1="3.751cm" svg:y1="6.466cm" svg:x2="5.021cm" svg:y2="6.467cm">
          <text:p/>
        </draw:line>
        <draw:g draw:name="Group 19">
          <draw:line draw:name="Line 8" draw:style-name="gr7" draw:text-style-name="P13" draw:layer="layout" svg:x1="7.773cm" svg:y1="6.466cm" svg:x2="10.948cm" svg:y2="6.467cm">
            <text:p/>
          </draw:line>
          <draw:custom-shape draw:name="Text Box 9" draw:style-name="gr8" draw:text-style-name="P12" draw:layer="layout" svg:width="5.367cm" svg:height="4.061cm" svg:x="6.761cm" svg:y="8.76cm">
            <text:p text:style-name="P11"><text:span text:style-name="T9">Set</text:span><text:span text:style-name="T9">s of</text:span><text:span text:style-name="T9"><text:line-break/></text:span><text:span text:style-name="T10">k</text:span><text:span text:style-name="T11"> </text:span><text:span text:style-name="T11">lett</text:span><text:span text:style-name="T11">ers </text:span><text:span text:style-name="T11">or </text:span><text:span text:style-name="T11">wor</text:span><text:span text:style-name="T11">ds</text:span></text:p>
            <text:p text:style-name="P11"><text:span text:style-name="T9">that </text:span><text:span text:style-name="T9">app</text:span><text:span text:style-name="T9">ear</text:span><text:span text:style-name="T9"><text:line-break/></text:span><text:span text:style-name="T9">con</text:span><text:span text:style-name="T9">sec</text:span><text:span text:style-name="T9">utiv</text:span><text:span text:style-name="T9">ely</text:span><text:span text:style-name="T9"><text:line-break/></text:span><text:span text:style-name="T9">in </text:span><text:span text:style-name="T9">the </text:span><text:span text:style-name="T9">doc</text:span><text:span text:style-name="T9">um</text:span><text:span text:style-name="T9">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7" draw:text-style-name="P13" draw:layer="layout" svg:x1="9.255cm" svg:y1="8.551cm" svg:x2="9.256cm" svg:y2="6.466cm">
            <text:p/>
          </draw:line>
        </draw:g>
        <draw:g draw:name="Group 20">
          <draw:custom-shape draw:name="AutoShape 4" draw:style-name="gr9" draw:text-style-name="P14" draw:layer="layout" svg:width="3.809cm" svg:height="2.751cm" draw:transform="rotate (1.5692255304681) translate (10.945cm 8.37cm)">
            <text:p text:style-name="P9"><text:span text:style-name="T9">Min </text:span><text:span text:style-name="T9"><text:line-break/></text:span><text:span text:style-name="T9">Ha</text:span><text:span text:style-name="T9">shi</text:span><text:span text:style-name="T9">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7" draw:text-style-name="P13" draw:layer="layout" svg:x1="13.7cm" svg:y1="6.466cm" svg:x2="16.875cm" svg:y2="6.467cm">
            <text:p/>
          </draw:line>
          <draw:custom-shape draw:name="Text Box 14" draw:style-name="gr10" draw:text-style-name="P12" draw:layer="layout" svg:width="4.237cm" svg:height="5.585cm" svg:x="13.294cm" svg:y="8.795cm">
            <text:p text:style-name="P11"><text:span text:style-name="T12">Sig</text:span><text:span text:style-name="T12">nat</text:span><text:span text:style-name="T12">ure</text:span><text:span text:style-name="T12">s</text:span><text:span text:style-name="T9">:</text:span></text:p>
            <text:p text:style-name="P11"><text:span text:style-name="T9">sho</text:span><text:span text:style-name="T9">rt </text:span><text:span text:style-name="T9">inte</text:span><text:span text:style-name="T9">ger</text:span></text:p>
            <text:p text:style-name="P11"><text:span text:style-name="T9">vec</text:span><text:span text:style-name="T9">tors </text:span><text:span text:style-name="T9">that</text:span></text:p>
            <text:p text:style-name="P11"><text:span text:style-name="T9">rep</text:span><text:span text:style-name="T9">res</text:span><text:span text:style-name="T9">ent </text:span><text:span text:style-name="T9">the</text:span></text:p>
            <text:p text:style-name="P11"><text:span text:style-name="T9">set</text:span><text:span text:style-name="T9">s, </text:span><text:span text:style-name="T9">and</text:span></text:p>
            <text:p text:style-name="P11"><text:span text:style-name="T9">refl</text:span><text:span text:style-name="T9">ect </text:span><text:span text:style-name="T9">thei</text:span><text:span text:style-name="T9">r</text:span></text:p>
            <text:p text:style-name="P11"><text:span text:style-name="T9">sim</text:span><text:span text:style-name="T9">ilari</text:span><text:span text:style-name="T9">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7" draw:text-style-name="P13" draw:layer="layout" svg:x1="15.181cm" svg:y1="8.583cm" svg:x2="15.182cm" svg:y2="6.466cm">
            <text:p/>
          </draw:line>
        </draw:g>
        <draw:g draw:name="Group 21">
          <draw:custom-shape draw:name="Rectangle 11" draw:style-name="gr11" draw:text-style-name="P15" draw:layer="layout" svg:width="3.597cm" svg:height="3.386cm" svg:x="16.875cm" svg:y="4.773cm">
            <text:p text:style-name="P9"><text:span text:style-name="T9">Loc</text:span><text:span text:style-name="T9">alit</text:span><text:span text:style-name="T9">y-</text:span></text:p>
            <text:p text:style-name="P9"><text:span text:style-name="T9">Se</text:span><text:span text:style-name="T9">nsit</text:span><text:span text:style-name="T9">ive</text:span></text:p>
            <text:p text:style-name="P9"><text:span text:style-name="T9">Ha</text:span><text:span text:style-name="T9">shi</text:span><text:span text:style-name="T9">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7" draw:text-style-name="P13" draw:layer="layout" svg:x1="20.473cm" svg:y1="6.466cm" svg:x2="21.743cm" svg:y2="6.467cm">
            <text:p/>
          </draw:line>
          <draw:custom-shape draw:name="Text Box 18" draw:style-name="gr12" draw:text-style-name="P12" draw:layer="layout" svg:width="4.131cm" svg:height="5.585cm" svg:x="22.158cm" svg:y="4.015cm">
            <text:p text:style-name="P11"><text:span text:style-name="T12">Ca</text:span><text:span text:style-name="T12">ndi</text:span><text:span text:style-name="T12">dat</text:span><text:span text:style-name="T12">e</text:span></text:p>
            <text:p text:style-name="P11"><text:span text:style-name="T12">pai</text:span><text:span text:style-name="T12">rs</text:span><text:span text:style-name="T13">:</text:span></text:p>
            <text:p text:style-name="P11"><text:span text:style-name="T9">tho</text:span><text:span text:style-name="T9">se </text:span><text:span text:style-name="T9">pair</text:span><text:span text:style-name="T9">s</text:span></text:p>
            <text:p text:style-name="P11"><text:span text:style-name="T9">of </text:span><text:span text:style-name="T9">sig</text:span><text:span text:style-name="T9">nat</text:span><text:span text:style-name="T9">ure</text:span><text:span text:style-name="T9">s</text:span></text:p>
            <text:p text:style-name="P11"><text:span text:style-name="T9">that </text:span><text:span text:style-name="T9">we </text:span><text:span text:style-name="T9">nee</text:span><text:span text:style-name="T9">d</text:span></text:p>
            <text:p text:style-name="P11"><text:span text:style-name="T9">to </text:span><text:span text:style-name="T9">test </text:span><text:span text:style-name="T9">for</text:span></text:p>
            <text:p text:style-name="P11"><text:span text:style-name="T9">sim</text:span><text:span text:style-name="T9">ilari</text:span><text:span text:style-name="T9">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3" draw:text-style-name="P16" draw:layer="layout" svg:x1="17.578cm" svg:y1="2.807cm" svg:x2="18.36cm" svg:y2="4.463cm">
          <text:p/>
        </draw:lin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LSH: first idea</text:p>
          </draw:text-box>
        </draw:frame>
        <draw:frame presentation:style-name="pr4" draw:text-style-name="P21" draw:layer="layout" svg:width="25.199cm" svg:height="12.096cm" svg:x="1.4cm" svg:y="3.385cm" presentation:class="outline" presentation:user-transformed="true">
          <draw:text-box>
            <text:list text:style-name="L2">
              <text:list-item>
                <text:p text:style-name="P17"><text:span text:style-name="T14">Goal: </text:span><text:span text:style-name="T15">Find documents with Jaccard similarity at </text:span><text:span text:style-name="T15">least </text:span><text:span text:style-name="T16">s</text:span><text:span text:style-name="T17"><text:line-break/></text:span><text:span text:style-name="T18">(for some similarity threshold, e.g.,</text:span><text:span text:style-name="T19"> </text:span><text:span text:style-name="T20">s</text:span><text:span text:style-name="T18">=0.8)</text:span></text:p>
                <text:p text:style-name="P18"><text:span text:style-name="T21"/></text:p>
              </text:list-item>
              <text:list-item>
                <text:p text:style-name="P17"><text:span text:style-name="T14">LSH –</text:span><text:span text:style-name="T22"> General idea:</text:span><text:span text:style-name="T23"> Use a function </text:span><text:span text:style-name="T24">f(x,y)</text:span><text:span text:style-name="T23"> that tells </text:span><text:span text:style-name="T23">whether </text:span><text:span text:style-name="T24">(x</text:span><text:span text:style-name="T23">,</text:span><text:span text:style-name="T24">y)</text:span><text:span text:style-name="T23"> is a “</text:span><text:span text:style-name="T24">candidate pair</text:span><text:span text:style-name="T25">”, with</text:span><text:span text:style-name="T18"> similarity </text:span><text:span text:style-name="T14">likely to be </text:span><text:span text:style-name="T20">≥ s</text:span></text:p>
                <text:p text:style-name="P18"><text:span text:style-name="T26"/></text:p>
              </text:list-item>
              <text:list-item>
                <text:p text:style-name="P17"><text:span text:style-name="T23">We will compute an auxiliary structure over </text:span><text:span text:style-name="T24">M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27"><text:s/></text:span><text:span text:style-name="T27">Hash each column of the signature matrix </text:span><text:span text:style-name="T28">M</text:span><text:span text:style-name="T28"><text:line-break/></text:span><text:span text:style-name="T27">to a bucket</text:span></text:p>
                  </text:list-item>
                  <text:list-item>
                    <text:p text:style-name="P20"><text:span text:style-name="T27"><text:s/></text:span><text:span text:style-name="T27">A pair of columns that hashes to the same</text:span><text:span text:style-name="T27"><text:line-break/></text:span><text:span text:style-name="T27">bucket is a </text:span><text:span text:style-name="T29">candidate pair</text:span></text:p>
                  </text:list-item>
                </text:list>
              </text:list-item>
            </text:list>
          </draw:text-box>
        </draw:frame>
        <draw:g draw:name="Group 69">
          <draw:custom-shape draw:name="Rectangle 69" draw:style-name="gr14" draw:text-style-name="P23" draw:layer="layout" svg:width="1.587cm" svg:height="1.198cm" svg:x="25.417cm" svg:y="13.724cm">
            <text:p text:style-name="P22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15" draw:text-style-name="P23" draw:layer="layout" svg:width="1.587cm" svg:height="1.198cm" svg:x="23.829cm" svg:y="13.724cm">
            <text:p text:style-name="P22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16" draw:text-style-name="P23" draw:layer="layout" svg:width="1.587cm" svg:height="1.198cm" svg:x="22.242cm" svg:y="13.724cm">
            <text:p text:style-name="P22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17" draw:text-style-name="P23" draw:layer="layout" svg:width="1.587cm" svg:height="1.198cm" svg:x="20.654cm" svg:y="13.724cm">
            <text:p text:style-name="P22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18" draw:text-style-name="P13" draw:layer="layout" svg:x1="20.654cm" svg:y1="13.724cm" svg:x2="27.004cm" svg:y2="13.725cm">
            <text:p/>
          </draw:line>
          <draw:line draw:name="Line 74" draw:style-name="gr18" draw:text-style-name="P13" draw:layer="layout" svg:x1="20.654cm" svg:y1="14.923cm" svg:x2="27.004cm" svg:y2="14.924cm">
            <text:p/>
          </draw:line>
          <draw:line draw:name="Line 75" draw:style-name="gr18" draw:text-style-name="P13" draw:layer="layout" svg:x1="20.654cm" svg:y1="13.724cm" svg:x2="20.655cm" svg:y2="14.923cm">
            <text:p/>
          </draw:line>
          <draw:line draw:name="Line 76" draw:style-name="gr19" draw:text-style-name="P13" draw:layer="layout" svg:x1="22.241cm" svg:y1="13.724cm" svg:x2="22.242cm" svg:y2="14.923cm">
            <text:p/>
          </draw:line>
          <draw:line draw:name="Line 77" draw:style-name="gr19" draw:text-style-name="P13" draw:layer="layout" svg:x1="23.829cm" svg:y1="13.724cm" svg:x2="23.83cm" svg:y2="14.923cm">
            <text:p/>
          </draw:line>
          <draw:line draw:name="Line 78" draw:style-name="gr19" draw:text-style-name="P13" draw:layer="layout" svg:x1="25.416cm" svg:y1="13.724cm" svg:x2="25.417cm" svg:y2="14.923cm">
            <text:p/>
          </draw:line>
          <draw:line draw:name="Line 79" draw:style-name="gr18" draw:text-style-name="P13" draw:layer="layout" svg:x1="27.004cm" svg:y1="13.724cm" svg:x2="27.005cm" svg:y2="14.923cm">
            <text:p/>
          </draw:line>
          <draw:custom-shape draw:name="Rectangle 100" draw:style-name="gr20" draw:text-style-name="P24" draw:layer="layout" svg:width="1.603cm" svg:height="1.289cm" svg:x="25.4cm" svg:y="11.103cm">
            <text:p text:style-name="P22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21" draw:text-style-name="P24" draw:layer="layout" svg:width="1.603cm" svg:height="1.289cm" svg:x="23.796cm" svg:y="11.103cm">
            <text:p text:style-name="P22"><text:span text:style-name="T30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22" draw:text-style-name="P24" draw:layer="layout" svg:width="1.603cm" svg:height="1.289cm" svg:x="22.193cm" svg:y="11.103cm">
            <text:p text:style-name="P22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23" draw:text-style-name="P24" draw:layer="layout" svg:width="1.537cm" svg:height="1.289cm" svg:x="20.654cm" svg:y="11.103cm">
            <text:p text:style-name="P22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18" draw:text-style-name="P13" draw:layer="layout" svg:x1="20.588cm" svg:y1="11.103cm" svg:x2="27.004cm" svg:y2="11.104cm">
            <text:p/>
          </draw:line>
          <draw:line draw:name="Line 105" draw:style-name="gr18" draw:text-style-name="P13" draw:layer="layout" svg:x1="20.588cm" svg:y1="12.393cm" svg:x2="27.004cm" svg:y2="12.394cm">
            <text:p/>
          </draw:line>
          <draw:line draw:name="Line 106" draw:style-name="gr18" draw:text-style-name="P13" draw:layer="layout" svg:x1="20.588cm" svg:y1="11.103cm" svg:x2="20.589cm" svg:y2="12.393cm">
            <text:p/>
          </draw:line>
          <draw:line draw:name="Line 107" draw:style-name="gr19" draw:text-style-name="P13" draw:layer="layout" svg:x1="22.192cm" svg:y1="11.103cm" svg:x2="22.193cm" svg:y2="12.393cm">
            <text:p/>
          </draw:line>
          <draw:line draw:name="Line 108" draw:style-name="gr19" draw:text-style-name="P13" draw:layer="layout" svg:x1="23.796cm" svg:y1="11.103cm" svg:x2="23.797cm" svg:y2="12.393cm">
            <text:p/>
          </draw:line>
          <draw:line draw:name="Line 109" draw:style-name="gr19" draw:text-style-name="P13" draw:layer="layout" svg:x1="25.4cm" svg:y1="11.103cm" svg:x2="25.401cm" svg:y2="12.393cm">
            <text:p/>
          </draw:line>
          <draw:line draw:name="Line 110" draw:style-name="gr18" draw:text-style-name="P13" draw:layer="layout" svg:x1="27.004cm" svg:y1="11.103cm" svg:x2="27.005cm" svg:y2="12.393cm">
            <text:p/>
          </draw:line>
          <draw:custom-shape draw:name="Rectangle 131" draw:style-name="gr24" draw:text-style-name="P25" draw:layer="layout" svg:width="1.587cm" svg:height="1.289cm" svg:x="25.417cm" svg:y="12.449cm">
            <text:p text:style-name="P22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25" draw:text-style-name="P25" draw:layer="layout" svg:width="1.587cm" svg:height="1.289cm" svg:x="23.829cm" svg:y="12.449cm">
            <text:p text:style-name="P22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26" draw:text-style-name="P25" draw:layer="layout" svg:width="1.587cm" svg:height="1.289cm" svg:x="22.242cm" svg:y="12.449cm">
            <text:p text:style-name="P22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27" draw:text-style-name="P25" draw:layer="layout" svg:width="1.587cm" svg:height="1.289cm" svg:x="20.654cm" svg:y="12.449cm">
            <text:p text:style-name="P22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18" draw:text-style-name="P13" draw:layer="layout" svg:x1="20.654cm" svg:y1="12.449cm" svg:x2="27.004cm" svg:y2="12.45cm">
            <text:p/>
          </draw:line>
          <draw:line draw:name="Line 136" draw:style-name="gr18" draw:text-style-name="P13" draw:layer="layout" svg:x1="20.654cm" svg:y1="13.739cm" svg:x2="27.004cm" svg:y2="13.74cm">
            <text:p/>
          </draw:line>
          <draw:line draw:name="Line 137" draw:style-name="gr18" draw:text-style-name="P13" draw:layer="layout" svg:x1="20.654cm" svg:y1="12.449cm" svg:x2="20.655cm" svg:y2="13.739cm">
            <text:p/>
          </draw:line>
          <draw:line draw:name="Line 138" draw:style-name="gr19" draw:text-style-name="P13" draw:layer="layout" svg:x1="22.241cm" svg:y1="12.449cm" svg:x2="22.242cm" svg:y2="13.739cm">
            <text:p/>
          </draw:line>
          <draw:line draw:name="Line 139" draw:style-name="gr19" draw:text-style-name="P13" draw:layer="layout" svg:x1="23.829cm" svg:y1="12.449cm" svg:x2="23.83cm" svg:y2="13.739cm">
            <text:p/>
          </draw:line>
          <draw:line draw:name="Line 140" draw:style-name="gr19" draw:text-style-name="P13" draw:layer="layout" svg:x1="25.416cm" svg:y1="12.449cm" svg:x2="25.417cm" svg:y2="13.739cm">
            <text:p/>
          </draw:line>
          <draw:line draw:name="Line 141" draw:style-name="gr18" draw:text-style-name="P13" draw:layer="layout" svg:x1="27.004cm" svg:y1="12.449cm" svg:x2="27.005cm" svg:y2="13.739cm">
            <text:p/>
          </draw:line>
        </draw:g>
        <draw:frame draw:style-name="gr28" draw:text-style-name="P26" draw:layer="layout" svg:width="5.773cm" svg:height="1.725cm" svg:x="20.852cm" svg:y="9.327cm">
          <draw:text-box>
            <text:p><text:span text:style-name="T31">Signature </text:span><text:span text:style-name="T31">matrix </text:span><text:span text:style-name="T32">M</text:span></text:p>
          </draw:text-box>
        </draw:frame>
        <draw:frame draw:style-name="gr29" draw:text-style-name="P27" draw:layer="layout" svg:width="6.375cm" svg:height="0.839cm" svg:x="20.439cm" svg:y="10.335cm">
          <draw:text-box>
            <text:p><text:span text:style-name="T33"><text:s/></text:span><text:span text:style-name="T33">d1 <text:s text:c="5"/>d2 <text:s text:c="5"/></text:span><text:span text:style-name="T33"><text:s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electing candidates</text:p>
          </draw:text-box>
        </draw:frame>
        <draw:frame presentation:style-name="pr4" draw:text-style-name="P21" draw:layer="layout" svg:width="25.199cm" svg:height="10.462cm" svg:x="1.4cm" svg:y="3.685cm" presentation:class="outline" presentation:user-transformed="true">
          <draw:text-box>
            <text:list text:style-name="L2">
              <text:list-item>
                <text:p text:style-name="P17"><text:span text:style-name="T34">Pick a similarity threshold </text:span><text:span text:style-name="T35">s</text:span><text:span text:style-name="T34"> (0 &lt; s &lt; 1)</text:span></text:p>
                <text:p text:style-name="P17"><text:span text:style-name="T36"/></text:p>
              </text:list-item>
              <text:list-item>
                <text:p text:style-name="P17"><text:span text:style-name="T36">Columns </text:span><text:span text:style-name="T37">x</text:span><text:span text:style-name="T38"> </text:span><text:span text:style-name="T36">and </text:span><text:span text:style-name="T37">y</text:span><text:span text:style-name="T36"> of </text:span><text:span text:style-name="T37">M</text:span><text:span text:style-name="T36"> are a </text:span><text:span text:style-name="T39">candidate pair</text:span><text:span text:style-name="T36"> if their </text:span><text:span text:style-name="T36">signatures agree</text:span><text:span text:style-name="T36"><text:line-break/></text:span><text:span text:style-name="T36">(</text:span><text:span text:style-name="T20">M</text:span><text:span text:style-name="T14"> (</text:span><text:span text:style-name="T20">i, x</text:span><text:span text:style-name="T14">) = </text:span><text:span text:style-name="T20">M</text:span><text:span text:style-name="T14"> (</text:span><text:span text:style-name="T20">i, y</text:span><text:span text:style-name="T14">)</text:span><text:span text:style-name="T18">) on at least fraction </text:span><text:span text:style-name="T20">s</text:span><text:span text:style-name="T18"> of their </text:span><text:span text:style-name="T18">rows</text:span></text:p>
                <text:p text:style-name="P28"><text:span text:style-name="T40"/></text:p>
              </text:list-item>
              <text:list-item>
                <text:p text:style-name="P28"><text:span text:style-name="T18">Remember we showed that documents</text:span><text:span text:style-name="T18"><text:line-break/></text:span><text:span text:style-name="T20">x</text:span><text:span text:style-name="T18"> and </text:span><text:span text:style-name="T20">y</text:span><text:span text:style-name="T18"> will have a similar (Jaccard)</text:span><text:span text:style-name="T18"><text:line-break/></text:span><text:span text:style-name="T18">similarity as their signatures</text:span></text:p>
              </text:list-item>
            </text:list>
          </draw:text-box>
        </draw:frame>
        <draw:g draw:name="Group 69">
          <draw:custom-shape draw:name="Rectangle 69" draw:style-name="gr30" draw:text-style-name="P23" draw:layer="layout" svg:width="1.587cm" svg:height="1.198cm" svg:x="25.417cm" svg:y="13.724cm">
            <text:p text:style-name="P22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31" draw:text-style-name="P23" draw:layer="layout" svg:width="1.587cm" svg:height="1.198cm" svg:x="23.829cm" svg:y="13.724cm">
            <text:p text:style-name="P22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32" draw:text-style-name="P23" draw:layer="layout" svg:width="1.587cm" svg:height="1.198cm" svg:x="22.242cm" svg:y="13.724cm">
            <text:p text:style-name="P22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33" draw:text-style-name="P23" draw:layer="layout" svg:width="1.587cm" svg:height="1.198cm" svg:x="20.654cm" svg:y="13.724cm">
            <text:p text:style-name="P22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18" draw:text-style-name="P13" draw:layer="layout" svg:x1="20.654cm" svg:y1="13.724cm" svg:x2="27.004cm" svg:y2="13.725cm">
            <text:p/>
          </draw:line>
          <draw:line draw:name="Line 74" draw:style-name="gr18" draw:text-style-name="P13" draw:layer="layout" svg:x1="20.654cm" svg:y1="14.923cm" svg:x2="27.004cm" svg:y2="14.924cm">
            <text:p/>
          </draw:line>
          <draw:line draw:name="Line 75" draw:style-name="gr18" draw:text-style-name="P13" draw:layer="layout" svg:x1="20.654cm" svg:y1="13.724cm" svg:x2="20.655cm" svg:y2="14.923cm">
            <text:p/>
          </draw:line>
          <draw:line draw:name="Line 76" draw:style-name="gr19" draw:text-style-name="P13" draw:layer="layout" svg:x1="22.241cm" svg:y1="13.724cm" svg:x2="22.242cm" svg:y2="14.923cm">
            <text:p/>
          </draw:line>
          <draw:line draw:name="Line 77" draw:style-name="gr19" draw:text-style-name="P13" draw:layer="layout" svg:x1="23.829cm" svg:y1="13.724cm" svg:x2="23.83cm" svg:y2="14.923cm">
            <text:p/>
          </draw:line>
          <draw:line draw:name="Line 78" draw:style-name="gr19" draw:text-style-name="P13" draw:layer="layout" svg:x1="25.416cm" svg:y1="13.724cm" svg:x2="25.417cm" svg:y2="14.923cm">
            <text:p/>
          </draw:line>
          <draw:line draw:name="Line 79" draw:style-name="gr18" draw:text-style-name="P13" draw:layer="layout" svg:x1="27.004cm" svg:y1="13.724cm" svg:x2="27.005cm" svg:y2="14.923cm">
            <text:p/>
          </draw:line>
          <draw:custom-shape draw:name="Rectangle 100" draw:style-name="gr34" draw:text-style-name="P24" draw:layer="layout" svg:width="1.603cm" svg:height="1.289cm" svg:x="25.4cm" svg:y="11.103cm">
            <text:p text:style-name="P22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35" draw:text-style-name="P24" draw:layer="layout" svg:width="1.603cm" svg:height="1.289cm" svg:x="23.796cm" svg:y="11.103cm">
            <text:p text:style-name="P22"><text:span text:style-name="T30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36" draw:text-style-name="P24" draw:layer="layout" svg:width="1.603cm" svg:height="1.289cm" svg:x="22.193cm" svg:y="11.103cm">
            <text:p text:style-name="P22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37" draw:text-style-name="P24" draw:layer="layout" svg:width="1.537cm" svg:height="1.289cm" svg:x="20.654cm" svg:y="11.103cm">
            <text:p text:style-name="P22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18" draw:text-style-name="P13" draw:layer="layout" svg:x1="20.588cm" svg:y1="11.103cm" svg:x2="27.004cm" svg:y2="11.104cm">
            <text:p/>
          </draw:line>
          <draw:line draw:name="Line 105" draw:style-name="gr18" draw:text-style-name="P13" draw:layer="layout" svg:x1="20.588cm" svg:y1="12.393cm" svg:x2="27.004cm" svg:y2="12.394cm">
            <text:p/>
          </draw:line>
          <draw:line draw:name="Line 106" draw:style-name="gr18" draw:text-style-name="P13" draw:layer="layout" svg:x1="20.588cm" svg:y1="11.103cm" svg:x2="20.589cm" svg:y2="12.393cm">
            <text:p/>
          </draw:line>
          <draw:line draw:name="Line 107" draw:style-name="gr19" draw:text-style-name="P13" draw:layer="layout" svg:x1="22.192cm" svg:y1="11.103cm" svg:x2="22.193cm" svg:y2="12.393cm">
            <text:p/>
          </draw:line>
          <draw:line draw:name="Line 108" draw:style-name="gr19" draw:text-style-name="P13" draw:layer="layout" svg:x1="23.796cm" svg:y1="11.103cm" svg:x2="23.797cm" svg:y2="12.393cm">
            <text:p/>
          </draw:line>
          <draw:line draw:name="Line 109" draw:style-name="gr19" draw:text-style-name="P13" draw:layer="layout" svg:x1="25.4cm" svg:y1="11.103cm" svg:x2="25.401cm" svg:y2="12.393cm">
            <text:p/>
          </draw:line>
          <draw:line draw:name="Line 110" draw:style-name="gr18" draw:text-style-name="P13" draw:layer="layout" svg:x1="27.004cm" svg:y1="11.103cm" svg:x2="27.005cm" svg:y2="12.393cm">
            <text:p/>
          </draw:line>
          <draw:custom-shape draw:name="Rectangle 131" draw:style-name="gr38" draw:text-style-name="P25" draw:layer="layout" svg:width="1.587cm" svg:height="1.289cm" svg:x="25.417cm" svg:y="12.449cm">
            <text:p text:style-name="P22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39" draw:text-style-name="P25" draw:layer="layout" svg:width="1.587cm" svg:height="1.289cm" svg:x="23.829cm" svg:y="12.449cm">
            <text:p text:style-name="P22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40" draw:text-style-name="P25" draw:layer="layout" svg:width="1.587cm" svg:height="1.289cm" svg:x="22.242cm" svg:y="12.449cm">
            <text:p text:style-name="P22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41" draw:text-style-name="P25" draw:layer="layout" svg:width="1.587cm" svg:height="1.289cm" svg:x="20.654cm" svg:y="12.449cm">
            <text:p text:style-name="P22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18" draw:text-style-name="P13" draw:layer="layout" svg:x1="20.654cm" svg:y1="12.449cm" svg:x2="27.004cm" svg:y2="12.45cm">
            <text:p/>
          </draw:line>
          <draw:line draw:name="Line 136" draw:style-name="gr18" draw:text-style-name="P13" draw:layer="layout" svg:x1="20.654cm" svg:y1="13.739cm" svg:x2="27.004cm" svg:y2="13.74cm">
            <text:p/>
          </draw:line>
          <draw:line draw:name="Line 137" draw:style-name="gr18" draw:text-style-name="P13" draw:layer="layout" svg:x1="20.654cm" svg:y1="12.449cm" svg:x2="20.655cm" svg:y2="13.739cm">
            <text:p/>
          </draw:line>
          <draw:line draw:name="Line 138" draw:style-name="gr19" draw:text-style-name="P13" draw:layer="layout" svg:x1="22.241cm" svg:y1="12.449cm" svg:x2="22.242cm" svg:y2="13.739cm">
            <text:p/>
          </draw:line>
          <draw:line draw:name="Line 139" draw:style-name="gr19" draw:text-style-name="P13" draw:layer="layout" svg:x1="23.829cm" svg:y1="12.449cm" svg:x2="23.83cm" svg:y2="13.739cm">
            <text:p/>
          </draw:line>
          <draw:line draw:name="Line 140" draw:style-name="gr19" draw:text-style-name="P13" draw:layer="layout" svg:x1="25.416cm" svg:y1="12.449cm" svg:x2="25.417cm" svg:y2="13.739cm">
            <text:p/>
          </draw:line>
          <draw:line draw:name="Line 141" draw:style-name="gr18" draw:text-style-name="P13" draw:layer="layout" svg:x1="27.004cm" svg:y1="12.449cm" svg:x2="27.005cm" svg:y2="13.739cm">
            <text:p/>
          </draw:line>
        </draw:g>
        <draw:frame draw:style-name="gr28" draw:text-style-name="P26" draw:layer="layout" svg:width="5.773cm" svg:height="1.725cm" svg:x="20.752cm" svg:y="9.327cm">
          <draw:text-box>
            <text:p><text:span text:style-name="T31">Signature </text:span><text:span text:style-name="T31">matrix </text:span><text:span text:style-name="T32">M</text:span></text:p>
          </draw:text-box>
        </draw:frame>
        <draw:frame draw:style-name="gr29" draw:text-style-name="P27" draw:layer="layout" svg:width="6.375cm" svg:height="0.839cm" svg:x="20.439cm" svg:y="10.335cm">
          <draw:text-box>
            <text:p><text:span text:style-name="T33"><text:s/></text:span><text:span text:style-name="T33">d1 <text:s text:c="5"/>d2 <text:s text:c="5"/></text:span><text:span text:style-name="T33"><text:s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7.977cm" svg:height="2.503cm" svg:x="0.069cm" svg:y="0.028cm" presentation:class="title" presentation:user-transformed="true">
          <draw:text-box>
            <text:p>Creating buckets of similar documents</text:p>
          </draw:text-box>
        </draw:frame>
        <draw:frame presentation:style-name="pr4" draw:text-style-name="P21" draw:layer="layout" svg:width="25.199cm" svg:height="9.134cm" svg:x="1.4cm" svg:y="3.485cm" presentation:class="outline" presentation:user-transformed="true">
          <draw:text-box>
            <text:list text:style-name="L2">
              <text:list-item>
                <text:p text:style-name="P17"><text:span text:style-name="T41">Hash columns of signature matrix </text:span><text:span text:style-name="T42">M</text:span></text:p>
              </text:list-item>
              <text:list-item>
                <text:p text:style-name="P18"><text:span text:style-name="T18">Make sure that (only) </text:span><text:span text:style-name="T14">similar columns</text:span><text:span text:style-name="T18"> are likely to </text:span><text:span text:style-name="T14">hash to the same bucket</text:span><text:span text:style-name="T18">, with high probability</text:span></text:p>
              </text:list-item>
              <text:list-item>
                <text:p text:style-name="P18"><text:span text:style-name="T43">Only check the pairs that hash</text:span><text:span text:style-name="T43"><text:line-break/></text:span><text:span text:style-name="T43">to the same bucket</text:span></text:p>
              </text:list-item>
            </text:list>
          </draw:text-box>
        </draw:frame>
        <draw:g draw:name="Group 69">
          <draw:custom-shape draw:name="Rectangle 69" draw:style-name="gr42" draw:text-style-name="P23" draw:layer="layout" svg:width="1.587cm" svg:height="1.198cm" svg:x="25.417cm" svg:y="13.725cm">
            <text:p text:style-name="P22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43" draw:text-style-name="P23" draw:layer="layout" svg:width="1.587cm" svg:height="1.198cm" svg:x="23.829cm" svg:y="13.725cm">
            <text:p text:style-name="P22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44" draw:text-style-name="P23" draw:layer="layout" svg:width="1.587cm" svg:height="1.198cm" svg:x="22.242cm" svg:y="13.725cm">
            <text:p text:style-name="P22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45" draw:text-style-name="P23" draw:layer="layout" svg:width="1.587cm" svg:height="1.198cm" svg:x="20.654cm" svg:y="13.725cm">
            <text:p text:style-name="P22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18" draw:text-style-name="P13" draw:layer="layout" svg:x1="20.654cm" svg:y1="13.725cm" svg:x2="27.004cm" svg:y2="13.726cm">
            <text:p/>
          </draw:line>
          <draw:line draw:name="Line 74" draw:style-name="gr18" draw:text-style-name="P13" draw:layer="layout" svg:x1="20.654cm" svg:y1="14.924cm" svg:x2="27.004cm" svg:y2="14.925cm">
            <text:p/>
          </draw:line>
          <draw:line draw:name="Line 75" draw:style-name="gr18" draw:text-style-name="P13" draw:layer="layout" svg:x1="20.654cm" svg:y1="13.725cm" svg:x2="20.655cm" svg:y2="14.924cm">
            <text:p/>
          </draw:line>
          <draw:line draw:name="Line 76" draw:style-name="gr19" draw:text-style-name="P13" draw:layer="layout" svg:x1="22.241cm" svg:y1="13.725cm" svg:x2="22.242cm" svg:y2="14.924cm">
            <text:p/>
          </draw:line>
          <draw:line draw:name="Line 77" draw:style-name="gr19" draw:text-style-name="P13" draw:layer="layout" svg:x1="23.829cm" svg:y1="13.725cm" svg:x2="23.83cm" svg:y2="14.924cm">
            <text:p/>
          </draw:line>
          <draw:line draw:name="Line 78" draw:style-name="gr19" draw:text-style-name="P13" draw:layer="layout" svg:x1="25.416cm" svg:y1="13.725cm" svg:x2="25.417cm" svg:y2="14.924cm">
            <text:p/>
          </draw:line>
          <draw:line draw:name="Line 79" draw:style-name="gr18" draw:text-style-name="P13" draw:layer="layout" svg:x1="27.004cm" svg:y1="13.725cm" svg:x2="27.005cm" svg:y2="14.924cm">
            <text:p/>
          </draw:line>
          <draw:custom-shape draw:name="Rectangle 100" draw:style-name="gr46" draw:text-style-name="P24" draw:layer="layout" svg:width="1.603cm" svg:height="1.289cm" svg:x="25.4cm" svg:y="11.104cm">
            <text:p text:style-name="P22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47" draw:text-style-name="P24" draw:layer="layout" svg:width="1.603cm" svg:height="1.289cm" svg:x="23.796cm" svg:y="11.104cm">
            <text:p text:style-name="P22"><text:span text:style-name="T30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48" draw:text-style-name="P24" draw:layer="layout" svg:width="1.603cm" svg:height="1.289cm" svg:x="22.193cm" svg:y="11.104cm">
            <text:p text:style-name="P22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49" draw:text-style-name="P24" draw:layer="layout" svg:width="1.537cm" svg:height="1.289cm" svg:x="20.654cm" svg:y="11.104cm">
            <text:p text:style-name="P22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18" draw:text-style-name="P13" draw:layer="layout" svg:x1="20.588cm" svg:y1="11.104cm" svg:x2="27.004cm" svg:y2="11.105cm">
            <text:p/>
          </draw:line>
          <draw:line draw:name="Line 105" draw:style-name="gr18" draw:text-style-name="P13" draw:layer="layout" svg:x1="20.588cm" svg:y1="12.394cm" svg:x2="27.004cm" svg:y2="12.395cm">
            <text:p/>
          </draw:line>
          <draw:line draw:name="Line 106" draw:style-name="gr18" draw:text-style-name="P13" draw:layer="layout" svg:x1="20.588cm" svg:y1="11.104cm" svg:x2="20.589cm" svg:y2="12.394cm">
            <text:p/>
          </draw:line>
          <draw:line draw:name="Line 107" draw:style-name="gr19" draw:text-style-name="P13" draw:layer="layout" svg:x1="22.192cm" svg:y1="11.104cm" svg:x2="22.193cm" svg:y2="12.394cm">
            <text:p/>
          </draw:line>
          <draw:line draw:name="Line 108" draw:style-name="gr19" draw:text-style-name="P13" draw:layer="layout" svg:x1="23.796cm" svg:y1="11.104cm" svg:x2="23.797cm" svg:y2="12.394cm">
            <text:p/>
          </draw:line>
          <draw:line draw:name="Line 109" draw:style-name="gr19" draw:text-style-name="P13" draw:layer="layout" svg:x1="25.4cm" svg:y1="11.104cm" svg:x2="25.401cm" svg:y2="12.394cm">
            <text:p/>
          </draw:line>
          <draw:line draw:name="Line 110" draw:style-name="gr18" draw:text-style-name="P13" draw:layer="layout" svg:x1="27.004cm" svg:y1="11.104cm" svg:x2="27.005cm" svg:y2="12.394cm">
            <text:p/>
          </draw:line>
          <draw:custom-shape draw:name="Rectangle 131" draw:style-name="gr50" draw:text-style-name="P25" draw:layer="layout" svg:width="1.587cm" svg:height="1.289cm" svg:x="25.417cm" svg:y="12.45cm">
            <text:p text:style-name="P22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51" draw:text-style-name="P25" draw:layer="layout" svg:width="1.587cm" svg:height="1.289cm" svg:x="23.829cm" svg:y="12.45cm">
            <text:p text:style-name="P22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52" draw:text-style-name="P25" draw:layer="layout" svg:width="1.587cm" svg:height="1.289cm" svg:x="22.242cm" svg:y="12.45cm">
            <text:p text:style-name="P22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53" draw:text-style-name="P25" draw:layer="layout" svg:width="1.587cm" svg:height="1.289cm" svg:x="20.654cm" svg:y="12.45cm">
            <text:p text:style-name="P22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18" draw:text-style-name="P13" draw:layer="layout" svg:x1="20.654cm" svg:y1="12.45cm" svg:x2="27.004cm" svg:y2="12.451cm">
            <text:p/>
          </draw:line>
          <draw:line draw:name="Line 136" draw:style-name="gr18" draw:text-style-name="P13" draw:layer="layout" svg:x1="20.654cm" svg:y1="13.74cm" svg:x2="27.004cm" svg:y2="13.741cm">
            <text:p/>
          </draw:line>
          <draw:line draw:name="Line 137" draw:style-name="gr18" draw:text-style-name="P13" draw:layer="layout" svg:x1="20.654cm" svg:y1="12.45cm" svg:x2="20.655cm" svg:y2="13.74cm">
            <text:p/>
          </draw:line>
          <draw:line draw:name="Line 138" draw:style-name="gr19" draw:text-style-name="P13" draw:layer="layout" svg:x1="22.241cm" svg:y1="12.45cm" svg:x2="22.242cm" svg:y2="13.74cm">
            <text:p/>
          </draw:line>
          <draw:line draw:name="Line 139" draw:style-name="gr19" draw:text-style-name="P13" draw:layer="layout" svg:x1="23.829cm" svg:y1="12.45cm" svg:x2="23.83cm" svg:y2="13.74cm">
            <text:p/>
          </draw:line>
          <draw:line draw:name="Line 140" draw:style-name="gr19" draw:text-style-name="P13" draw:layer="layout" svg:x1="25.416cm" svg:y1="12.45cm" svg:x2="25.417cm" svg:y2="13.74cm">
            <text:p/>
          </draw:line>
          <draw:line draw:name="Line 141" draw:style-name="gr18" draw:text-style-name="P13" draw:layer="layout" svg:x1="27.004cm" svg:y1="12.45cm" svg:x2="27.005cm" svg:y2="13.74cm">
            <text:p/>
          </draw:line>
        </draw:g>
        <draw:frame draw:style-name="gr29" draw:text-style-name="P27" draw:layer="layout" svg:width="6.375cm" svg:height="0.839cm" svg:x="20.439cm" svg:y="10.336cm">
          <draw:text-box>
            <text:p><text:span text:style-name="T33"><text:s/></text:span><text:span text:style-name="T33">d1 <text:s text:c="5"/>d2 <text:s text:c="5"/></text:span><text:span text:style-name="T33"><text:s/>d3 <text:s text:c="6"/>d4</text:span></text:p>
          </draw:text-box>
        </draw:frame>
        <draw:frame draw:style-name="gr28" draw:text-style-name="P26" draw:layer="layout" svg:width="5.773cm" svg:height="1.725cm" svg:x="20.753cm" svg:y="9.328cm">
          <draw:text-box>
            <text:p><text:span text:style-name="T31">Signature </text:span><text:span text:style-name="T31">matrix </text:span><text:span text:style-name="T32">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2.186cm" svg:x="1.4cm" svg:y="-0.032cm" presentation:class="title" presentation:user-transformed="true">
          <draw:text-box>
            <text:p>Partition M into b bands of size r</text:p>
          </draw:text-box>
        </draw:frame>
        <draw:custom-shape draw:name="Rectangle 3" draw:style-name="gr54" draw:text-style-name="P29" draw:layer="layout" svg:width="12.064cm" svg:height="11.641cm" svg:x="8.497cm" svg:y="2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55" draw:text-style-name="P13" draw:layer="layout" svg:x1="8.496cm" svg:y1="5.014cm" svg:x2="20.561cm" svg:y2="5.015cm">
          <text:p/>
        </draw:line>
        <draw:line draw:name="Line 5" draw:style-name="gr55" draw:text-style-name="P13" draw:layer="layout" svg:x1="8.496cm" svg:y1="7.342cm" svg:x2="20.561cm" svg:y2="7.343cm">
          <text:p/>
        </draw:line>
        <draw:line draw:name="Line 6" draw:style-name="gr55" draw:text-style-name="P13" draw:layer="layout" svg:x1="8.496cm" svg:y1="9.67cm" svg:x2="20.561cm" svg:y2="9.671cm">
          <text:p/>
        </draw:line>
        <draw:line draw:name="Line 7" draw:style-name="gr55" draw:text-style-name="P13" draw:layer="layout" svg:x1="8.496cm" svg:y1="11.999cm" svg:x2="20.561cm" svg:y2="12cm">
          <text:p/>
        </draw:line>
        <draw:custom-shape draw:name="Text Box 8" draw:style-name="gr56" draw:text-style-name="P30" draw:layer="layout" svg:width="7.632cm" svg:height="1.013cm" svg:x="10.164cm" svg:y="14.543cm">
          <text:p text:style-name="P9"><text:span text:style-name="T44">Signature matrix <text:s/></text:span><text:span text:style-name="T45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57" draw:text-style-name="P30" draw:layer="layout" svg:width="3.704cm" svg:height="1.775cm" svg:x="21.704cm" svg:y="5.018cm">
          <text:p text:style-name="P9"><text:span text:style-name="T45">r </text:span><text:span text:style-name="T44"><text:s/>rows</text:span></text:p>
          <text:p text:style-name="P9"><text:span text:style-name="T44">per b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58" draw:text-style-name="P13" draw:layer="layout" svg:x1="21.205cm" svg:y1="5.009cm" svg:x2="21.206cm" svg:y2="7.346cm">
          <text:p/>
        </draw:line>
        <draw:line draw:name="Line 11" draw:style-name="gr58" draw:text-style-name="P13" draw:layer="layout" svg:x1="7.015cm" svg:y1="2.685cm" svg:x2="7.016cm" svg:y2="14.327cm">
          <text:p/>
        </draw:line>
        <draw:custom-shape draw:name="Text Box 12" draw:style-name="gr59" draw:text-style-name="P30" draw:layer="layout" svg:width="3.556cm" svg:height="1.013cm" svg:x="3.01cm" svg:y="7.135cm">
          <text:p text:style-name="P9"><text:span text:style-name="T45">b</text:span><text:span text:style-name="T44"> <text:s/>b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0" draw:text-style-name="P31" draw:layer="layout" svg:width="0.634cm" svg:height="11.641cm" svg:x="13.788cm" svg:y="2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7" draw:text-style-name="P13" draw:layer="layout" svg:x1="21.62cm" svg:y1="12.21cm" svg:x2="14.423cm" svg:y2="6.495cm">
          <text:p/>
        </draw:line>
        <draw:custom-shape draw:name="Text Box 16" draw:style-name="gr61" draw:text-style-name="P12" draw:layer="layout" svg:width="3.928cm" svg:height="1.775cm" svg:x="21.589cm" svg:y="11.452cm">
          <text:p text:style-name="P11"><text:span text:style-name="T44"><text:s text:c="3"/></text:span><text:span text:style-name="T44">One</text:span></text:p>
          <text:p text:style-name="P11"><text:span text:style-name="T44">sign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7.885cm" svg:height="3.782cm" svg:x="0.115cm" svg:y="0.028cm" presentation:class="title" presentation:user-transformed="true">
          <draw:text-box>
            <text:p>Partition M into b bands of size r (cont.)</text:p>
          </draw:text-box>
        </draw:frame>
        <draw:frame presentation:style-name="pr4" draw:text-style-name="P7" draw:layer="layout" svg:width="25.199cm" svg:height="10.773cm" svg:x="1.4cm" svg:y="4.285cm" presentation:class="outline" presentation:user-transformed="true">
          <draw:text-box>
            <text:list text:style-name="L2">
              <text:list-item>
                <text:p text:style-name="P32"><text:span text:style-name="T46">Remember that M has one column per document </text:span><text:span text:style-name="T46">and as many rows as the signature length</text:span></text:p>
              </text:list-item>
              <text:list-item>
                <text:p text:style-name="P33"><text:span text:style-name="T46">Partition matrix </text:span><text:span text:style-name="T47">M</text:span><text:span text:style-name="T46"> into </text:span><text:span text:style-name="T47">b</text:span><text:span text:style-name="T48"> </text:span><text:span text:style-name="T46">bands of </text:span><text:span text:style-name="T47">r</text:span><text:span text:style-name="T46"> rows</text:span></text:p>
              </text:list-item>
              <text:list-item>
                <text:p text:style-name="P33"><text:span text:style-name="T46">For each band, hash its portion of each column to a </text:span><text:span text:style-name="T46">hash table with </text:span><text:span text:style-name="T47">k</text:span><text:span text:style-name="T46"> buckets</text:span></text:p>
                <text:list>
                  <text:list-item>
                    <text:p text:style-name="P34"><text:span text:style-name="T49">If </text:span><text:span text:style-name="T50">k</text:span><text:span text:style-name="T49"> is large we use more memory</text:span><text:span text:style-name="T49"><text:line-break/></text:span><text:span text:style-name="T49">but there are less spurious collisions</text:span></text:p>
                  </text:list-item>
                </text:list>
              </text:list-item>
              <text:list-item>
                <text:p text:style-name="P35"><text:span text:style-name="T51">Candidate</text:span><text:span text:style-name="T52"> </text:span><text:span text:style-name="T46">column pairs are those that</text:span><text:span text:style-name="T46"><text:line-break/></text:span><text:span text:style-name="T46">hash to the same bucket for </text:span><text:span text:style-name="T53">≥</text:span><text:span text:style-name="T54"> 1</text:span><text:span text:style-name="T46"> band</text:span></text:p>
              </text:list-item>
              <text:list-item>
                <text:p text:style-name="P35"><text:span text:style-name="T46">Tune</text:span><text:span text:style-name="T48"> </text:span><text:span text:style-name="T47">b</text:span><text:span text:style-name="T46"> and </text:span><text:span text:style-name="T47">r</text:span><text:span text:style-name="T46"> to catch many similar pairs, </text:span><text:span text:style-name="T46"><text:line-break/></text:span><text:span text:style-name="T46">but few non-similar pairs</text:span></text:p>
              </text:list-item>
            </text:list>
          </draw:text-box>
        </draw:frame>
        <draw:g draw:name="Group 69">
          <draw:custom-shape draw:name="Rectangle 69" draw:style-name="gr62" draw:text-style-name="P23" draw:layer="layout" svg:width="1.587cm" svg:height="1.198cm" svg:x="25.417cm" svg:y="13.726cm">
            <text:p text:style-name="P22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63" draw:text-style-name="P23" draw:layer="layout" svg:width="1.587cm" svg:height="1.198cm" svg:x="23.829cm" svg:y="13.726cm">
            <text:p text:style-name="P22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64" draw:text-style-name="P23" draw:layer="layout" svg:width="1.587cm" svg:height="1.198cm" svg:x="22.242cm" svg:y="13.726cm">
            <text:p text:style-name="P22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65" draw:text-style-name="P23" draw:layer="layout" svg:width="1.587cm" svg:height="1.198cm" svg:x="20.654cm" svg:y="13.726cm">
            <text:p text:style-name="P22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18" draw:text-style-name="P13" draw:layer="layout" svg:x1="20.654cm" svg:y1="13.726cm" svg:x2="27.004cm" svg:y2="13.727cm">
            <text:p/>
          </draw:line>
          <draw:line draw:name="Line 74" draw:style-name="gr18" draw:text-style-name="P13" draw:layer="layout" svg:x1="20.654cm" svg:y1="14.925cm" svg:x2="27.004cm" svg:y2="14.926cm">
            <text:p/>
          </draw:line>
          <draw:line draw:name="Line 75" draw:style-name="gr18" draw:text-style-name="P13" draw:layer="layout" svg:x1="20.654cm" svg:y1="13.726cm" svg:x2="20.655cm" svg:y2="14.925cm">
            <text:p/>
          </draw:line>
          <draw:line draw:name="Line 76" draw:style-name="gr19" draw:text-style-name="P13" draw:layer="layout" svg:x1="22.241cm" svg:y1="13.726cm" svg:x2="22.242cm" svg:y2="14.925cm">
            <text:p/>
          </draw:line>
          <draw:line draw:name="Line 77" draw:style-name="gr19" draw:text-style-name="P13" draw:layer="layout" svg:x1="23.829cm" svg:y1="13.726cm" svg:x2="23.83cm" svg:y2="14.925cm">
            <text:p/>
          </draw:line>
          <draw:line draw:name="Line 78" draw:style-name="gr19" draw:text-style-name="P13" draw:layer="layout" svg:x1="25.416cm" svg:y1="13.726cm" svg:x2="25.417cm" svg:y2="14.925cm">
            <text:p/>
          </draw:line>
          <draw:line draw:name="Line 79" draw:style-name="gr18" draw:text-style-name="P13" draw:layer="layout" svg:x1="27.004cm" svg:y1="13.726cm" svg:x2="27.005cm" svg:y2="14.925cm">
            <text:p/>
          </draw:line>
          <draw:custom-shape draw:name="Rectangle 100" draw:style-name="gr66" draw:text-style-name="P24" draw:layer="layout" svg:width="1.603cm" svg:height="1.289cm" svg:x="25.4cm" svg:y="11.105cm">
            <text:p text:style-name="P22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67" draw:text-style-name="P24" draw:layer="layout" svg:width="1.603cm" svg:height="1.289cm" svg:x="23.796cm" svg:y="11.105cm">
            <text:p text:style-name="P22"><text:span text:style-name="T30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68" draw:text-style-name="P24" draw:layer="layout" svg:width="1.603cm" svg:height="1.289cm" svg:x="22.193cm" svg:y="11.105cm">
            <text:p text:style-name="P22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69" draw:text-style-name="P24" draw:layer="layout" svg:width="1.537cm" svg:height="1.289cm" svg:x="20.654cm" svg:y="11.105cm">
            <text:p text:style-name="P22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18" draw:text-style-name="P13" draw:layer="layout" svg:x1="20.588cm" svg:y1="11.105cm" svg:x2="27.004cm" svg:y2="11.106cm">
            <text:p/>
          </draw:line>
          <draw:line draw:name="Line 105" draw:style-name="gr18" draw:text-style-name="P13" draw:layer="layout" svg:x1="20.588cm" svg:y1="12.395cm" svg:x2="27.004cm" svg:y2="12.396cm">
            <text:p/>
          </draw:line>
          <draw:line draw:name="Line 106" draw:style-name="gr18" draw:text-style-name="P13" draw:layer="layout" svg:x1="20.588cm" svg:y1="11.105cm" svg:x2="20.589cm" svg:y2="12.395cm">
            <text:p/>
          </draw:line>
          <draw:line draw:name="Line 107" draw:style-name="gr19" draw:text-style-name="P13" draw:layer="layout" svg:x1="22.192cm" svg:y1="11.105cm" svg:x2="22.193cm" svg:y2="12.395cm">
            <text:p/>
          </draw:line>
          <draw:line draw:name="Line 108" draw:style-name="gr19" draw:text-style-name="P13" draw:layer="layout" svg:x1="23.796cm" svg:y1="11.105cm" svg:x2="23.797cm" svg:y2="12.395cm">
            <text:p/>
          </draw:line>
          <draw:line draw:name="Line 109" draw:style-name="gr19" draw:text-style-name="P13" draw:layer="layout" svg:x1="25.4cm" svg:y1="11.105cm" svg:x2="25.401cm" svg:y2="12.395cm">
            <text:p/>
          </draw:line>
          <draw:line draw:name="Line 110" draw:style-name="gr18" draw:text-style-name="P13" draw:layer="layout" svg:x1="27.004cm" svg:y1="11.105cm" svg:x2="27.005cm" svg:y2="12.395cm">
            <text:p/>
          </draw:line>
          <draw:custom-shape draw:name="Rectangle 131" draw:style-name="gr70" draw:text-style-name="P25" draw:layer="layout" svg:width="1.587cm" svg:height="1.289cm" svg:x="25.417cm" svg:y="12.451cm">
            <text:p text:style-name="P22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71" draw:text-style-name="P25" draw:layer="layout" svg:width="1.587cm" svg:height="1.289cm" svg:x="23.829cm" svg:y="12.451cm">
            <text:p text:style-name="P22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72" draw:text-style-name="P25" draw:layer="layout" svg:width="1.587cm" svg:height="1.289cm" svg:x="22.242cm" svg:y="12.451cm">
            <text:p text:style-name="P22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73" draw:text-style-name="P25" draw:layer="layout" svg:width="1.587cm" svg:height="1.289cm" svg:x="20.654cm" svg:y="12.451cm">
            <text:p text:style-name="P22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18" draw:text-style-name="P13" draw:layer="layout" svg:x1="20.654cm" svg:y1="12.451cm" svg:x2="27.004cm" svg:y2="12.452cm">
            <text:p/>
          </draw:line>
          <draw:line draw:name="Line 136" draw:style-name="gr18" draw:text-style-name="P13" draw:layer="layout" svg:x1="20.654cm" svg:y1="13.741cm" svg:x2="27.004cm" svg:y2="13.742cm">
            <text:p/>
          </draw:line>
          <draw:line draw:name="Line 137" draw:style-name="gr18" draw:text-style-name="P13" draw:layer="layout" svg:x1="20.654cm" svg:y1="12.451cm" svg:x2="20.655cm" svg:y2="13.741cm">
            <text:p/>
          </draw:line>
          <draw:line draw:name="Line 138" draw:style-name="gr19" draw:text-style-name="P13" draw:layer="layout" svg:x1="22.241cm" svg:y1="12.451cm" svg:x2="22.242cm" svg:y2="13.741cm">
            <text:p/>
          </draw:line>
          <draw:line draw:name="Line 139" draw:style-name="gr19" draw:text-style-name="P13" draw:layer="layout" svg:x1="23.829cm" svg:y1="12.451cm" svg:x2="23.83cm" svg:y2="13.741cm">
            <text:p/>
          </draw:line>
          <draw:line draw:name="Line 140" draw:style-name="gr19" draw:text-style-name="P13" draw:layer="layout" svg:x1="25.416cm" svg:y1="12.451cm" svg:x2="25.417cm" svg:y2="13.741cm">
            <text:p/>
          </draw:line>
          <draw:line draw:name="Line 141" draw:style-name="gr18" draw:text-style-name="P13" draw:layer="layout" svg:x1="27.004cm" svg:y1="12.451cm" svg:x2="27.005cm" svg:y2="13.741cm">
            <text:p/>
          </draw:line>
        </draw:g>
        <draw:frame draw:style-name="gr29" draw:text-style-name="P27" draw:layer="layout" svg:width="6.375cm" svg:height="0.839cm" svg:x="20.439cm" svg:y="10.337cm">
          <draw:text-box>
            <text:p><text:span text:style-name="T33"><text:s/></text:span><text:span text:style-name="T33">d1 <text:s text:c="5"/>d2 <text:s text:c="5"/></text:span><text:span text:style-name="T33"><text:s/>d3 <text:s text:c="6"/>d4</text:span></text:p>
          </draw:text-box>
        </draw:frame>
        <draw:frame draw:style-name="gr28" draw:text-style-name="P26" draw:layer="layout" svg:width="5.773cm" svg:height="1.725cm" svg:x="20.853cm" svg:y="9.228cm">
          <draw:text-box>
            <text:p><text:span text:style-name="T31">Signature </text:span><text:span text:style-name="T31">matrix </text:span><text:span text:style-name="T32">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7.823cm" svg:height="5.356cm" svg:x="0.644cm" svg:y="1.228cm" presentation:class="title" presentation:user-transformed="true">
          <draw:text-box>
            <text:p>Hashing bands</text:p>
          </draw:text-box>
        </draw:frame>
        <draw:custom-shape draw:name="Rectangle 2" draw:style-name="gr74" draw:text-style-name="P36" draw:layer="layout" svg:width="7.831cm" svg:height="9.312cm" svg:x="10.702cm" svg:y="6.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75" draw:text-style-name="P38" draw:layer="layout" svg:width="3.653cm" svg:height="1.013cm" svg:x="12.877cm" svg:y="5.046cm">
          <text:p text:style-name="P37"><text:span text:style-name="T44">Matrix </text:span><text:span text:style-name="T45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6" draw:text-style-name="P38" draw:layer="layout" svg:width="2.967cm" svg:height="1.013cm" svg:x="19.552cm" svg:y="9.84cm">
          <text:p text:style-name="P37"><text:span text:style-name="T45">r </text:span><text:span text:style-name="T44"><text:s/>r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5" draw:text-style-name="P13" draw:layer="layout" svg:x1="9.644cm" svg:y1="7.723cm" svg:x2="19.38cm" svg:y2="7.724cm">
          <text:p/>
        </draw:line>
        <draw:line draw:name="Line 6" draw:style-name="gr55" draw:text-style-name="P13" draw:layer="layout" svg:x1="9.644cm" svg:y1="9.417cm" svg:x2="19.38cm" svg:y2="9.418cm">
          <text:p/>
        </draw:line>
        <draw:line draw:name="Line 7" draw:style-name="gr55" draw:text-style-name="P13" draw:layer="layout" svg:x1="9.644cm" svg:y1="11.322cm" svg:x2="19.38cm" svg:y2="11.323cm">
          <text:p/>
        </draw:line>
        <draw:line draw:name="Line 8" draw:style-name="gr55" draw:text-style-name="P13" draw:layer="layout" svg:x1="9.644cm" svg:y1="13.227cm" svg:x2="19.38cm" svg:y2="13.228cm">
          <text:p/>
        </draw:line>
        <draw:line draw:name="Line 9" draw:style-name="gr7" draw:text-style-name="P13" draw:layer="layout" svg:x1="20.862cm" svg:y1="10.052cm" svg:x2="20.863cm" svg:y2="9.417cm">
          <text:p/>
        </draw:line>
        <draw:line draw:name="Line 10" draw:style-name="gr7" draw:text-style-name="P13" draw:layer="layout" svg:x1="20.862cm" svg:y1="10.687cm" svg:x2="20.863cm" svg:y2="11.322cm">
          <text:p/>
        </draw:line>
        <draw:line draw:name="Line 11" draw:style-name="gr7" draw:text-style-name="P13" draw:layer="layout" svg:x1="24.884cm" svg:y1="8.782cm" svg:x2="24.885cm" svg:y2="5.818cm">
          <text:p/>
        </draw:line>
        <draw:line draw:name="Line 12" draw:style-name="gr7" draw:text-style-name="P13" draw:layer="layout" svg:x1="24.884cm" svg:y1="11.322cm" svg:x2="24.885cm" svg:y2="15.132cm">
          <text:p/>
        </draw:line>
        <draw:custom-shape draw:name="Text Box 13" draw:style-name="gr77" draw:text-style-name="P38" draw:layer="layout" svg:width="3.555cm" svg:height="1.013cm" svg:x="23.282cm" svg:y="9.629cm">
          <text:p text:style-name="P37"><text:span text:style-name="T45">b </text:span><text:span text:style-name="T44"><text:s/>b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8" draw:text-style-name="P39" draw:layer="layout" svg:width="0.422cm" svg:height="1.692cm" svg:x="13.242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8" draw:text-style-name="P39" draw:layer="layout" svg:width="0.422cm" svg:height="1.692cm" svg:x="12.184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8" draw:text-style-name="P39" draw:layer="layout" svg:width="0.422cm" svg:height="1.692cm" svg:x="11.126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8" draw:text-style-name="P39" draw:layer="layout" svg:width="0.422cm" svg:height="1.692cm" svg:x="15.359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8" draw:text-style-name="P39" draw:layer="layout" svg:width="0.422cm" svg:height="1.692cm" svg:x="16.417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78" draw:text-style-name="P39" draw:layer="layout" svg:width="0.422cm" svg:height="1.692cm" svg:x="14.301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8" draw:text-style-name="P39" draw:layer="layout" svg:width="0.422cm" svg:height="1.692cm" svg:x="17.476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79" draw:text-style-name="P40" draw:layer="layout" svg:width="6.984cm" svg:height="2.116cm" svg:x="10.491cm" svg:y="0.311cm">
          <text:p text:style-name="P37"><text:span text:style-name="T55">Buckets</text:span></text:p>
          <text:p text:style-name="P37"><text:span text:style-name="T5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55" draw:text-style-name="P13" draw:layer="layout" svg:x1="12.184cm" svg:y1="0.31cm" svg:x2="12.185cm" svg:y2="2.427cm">
          <text:p/>
        </draw:line>
        <draw:line draw:name="Line 23" draw:style-name="gr55" draw:text-style-name="P13" draw:layer="layout" svg:x1="13.877cm" svg:y1="0.31cm" svg:x2="13.878cm" svg:y2="2.427cm">
          <text:p/>
        </draw:line>
        <draw:line draw:name="Line 24" draw:style-name="gr55" draw:text-style-name="P13" draw:layer="layout" svg:x1="15.57cm" svg:y1="0.31cm" svg:x2="15.571cm" svg:y2="2.427cm">
          <text:p/>
        </draw:line>
        <draw:line draw:name="Line 25" draw:style-name="gr7" draw:text-style-name="P13" draw:layer="layout" svg:x1="11.337cm" svg:y1="7.723cm" svg:x2="12.654cm" svg:y2="1.863cm">
          <text:p/>
        </draw:line>
        <draw:line draw:name="Line 26" draw:style-name="gr80" draw:text-style-name="P13" draw:layer="layout" svg:x1="12.395cm" svg:y1="7.723cm" svg:x2="16.404cm" svg:y2="1.84cm">
          <text:p/>
        </draw:line>
        <draw:line draw:name="Line 27" draw:style-name="gr7" draw:text-style-name="P13" draw:layer="layout" svg:x1="13.454cm" svg:y1="7.723cm" svg:x2="11.32cm" svg:y2="1.863cm">
          <text:p/>
        </draw:line>
        <draw:line draw:name="Line 28" draw:style-name="gr7" draw:text-style-name="P13" draw:layer="layout" svg:x1="14.512cm" svg:y1="7.723cm" svg:x2="14.679cm" svg:y2="1.886cm">
          <text:p/>
        </draw:line>
        <draw:line draw:name="Line 29" draw:style-name="gr7" draw:text-style-name="P13" draw:layer="layout" svg:x1="15.57cm" svg:y1="7.723cm" svg:x2="13.242cm" svg:y2="1.797cm">
          <text:p/>
        </draw:line>
        <draw:line draw:name="Line 30" draw:style-name="gr80" draw:text-style-name="P13" draw:layer="layout" svg:x1="16.629cm" svg:y1="7.723cm" svg:x2="16.933cm" svg:y2="1.932cm">
          <text:p/>
        </draw:line>
        <draw:line draw:name="Line 31" draw:style-name="gr80" draw:text-style-name="P13" draw:layer="layout" svg:x1="17.687cm" svg:y1="7.723cm" svg:x2="15.139cm" svg:y2="1.886cm">
          <text:p/>
        </draw:line>
        <draw:g draw:name="Group 32">
          <draw:custom-shape draw:name="Text Box 33" draw:style-name="gr81" draw:text-style-name="P42" draw:layer="layout" svg:width="6.696cm" svg:height="2.537cm" svg:x="20.834cm" svg:y="0.099cm">
            <text:p text:style-name="P41"><text:span text:style-name="T9">Columns 2 and 6</text:span></text:p>
            <text:p text:style-name="P41"><text:span text:style-name="T9">are probably identical </text:span></text:p>
            <text:p text:style-name="P41"><text:span text:style-name="T9">(</text:span><text:span text:style-name="T56">candidate pair</text:span><text:span text:style-name="T9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82" draw:text-style-name="P13" draw:layer="layout" svg:x1="20.404cm" svg:y1="1.069cm" svg:x2="16.496cm" svg:y2="1.369cm">
            <text:p/>
          </draw:line>
        </draw:g>
        <draw:g draw:name="Group 35">
          <draw:custom-shape draw:name="Text Box 36" draw:style-name="gr83" draw:text-style-name="P42" draw:layer="layout" svg:width="6.383cm" svg:height="1.775cm" svg:x="20.221cm" svg:y="2.944cm">
            <text:p text:style-name="P41"><text:span text:style-name="T9">Columns 6 and 7 are</text:span></text:p>
            <text:p text:style-name="P41"><text:span text:style-name="T9">surely differen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7" draw:style-name="gr82" draw:text-style-name="P13" draw:layer="layout" svg:x1="20.227cm" svg:y1="3.913cm" svg:x2="17.052cm" svg:y2="4.548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Simplifying assumption:<text:line-break/>no collisions (no false positives)</text:p>
          </draw:text-box>
        </draw:frame>
        <draw:frame presentation:style-name="pr4" draw:text-style-name="P21" draw:layer="layout" svg:width="25.199cm" svg:height="10.098cm" svg:x="1.4cm" svg:y="4.785cm" presentation:class="outline" presentation:user-transformed="true">
          <draw:text-box>
            <text:list text:style-name="L2">
              <text:list-item>
                <text:p text:style-name="P17"><text:span text:style-name="T18">We will assume there are </text:span><text:span text:style-name="T14">enough buckets</text:span><text:span text:style-name="T18"> that </text:span><text:span text:style-name="T18">columns are unlikely to hash to the same bucket </text:span><text:span text:style-name="T18">unless they are </text:span><text:span text:style-name="T34">identical</text:span><text:span text:style-name="T57"> </text:span><text:span text:style-name="T18">in a particular band</text:span></text:p>
              </text:list-item>
              <text:list-item>
                <text:p text:style-name="P18"><text:span text:style-name="T58">Hereafter, we assume that “</text:span><text:span text:style-name="T59">same bucket</text:span><text:span text:style-name="T58">” means </text:span><text:span text:style-name="T58">“</text:span><text:span text:style-name="T59">identical in that band</text:span><text:span text:style-name="T58">”</text:span></text:p>
              </text:list-item>
              <text:list-item>
                <text:p text:style-name="P18"><text:span text:style-name="T60">Assumption needed only to simplify analysis, not </text:span><text:span text:style-name="T60">for correctness of algorithm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mputing LSH errors</text:p>
          </draw:text-box>
        </draw:frame>
        <draw:frame presentation:style-name="pr11" draw:layer="layout" svg:width="25.199cm" svg:height="10.762cm" svg:x="1.4cm" svg:y="3.685cm" presentation:class="outline" presentation:user-transformed="true">
          <draw:text-box>
            <text:list text:style-name="L2">
              <text:list-item>
                <text:p>Assume the following case:</text:p>
                <text:list>
                  <text:list-item>
                    <text:p>100,000 documents = 100,000 columns in M</text:p>
                  </text:list-item>
                  <text:list-item>
                    <text:p><text:span text:style-name="T61">100</text:span> integers/signature = 100 rows in M</text:p>
                  </text:list-item>
                  <text:list-item>
                    <text:p>100,000 x 100 = 10M integers x 4 bytes/integer = 40 Mb of disk space</text:p>
                  </text:list-item>
                </text:list>
              </text:list-item>
              <text:list-item>
                <text:p>Choose b = 20 bands of r = 5 integers/band</text:p>
                <text:list>
                  <text:list-item>
                    <text:p>Note that b x r should be the number of integers in each signature</text:p>
                  </text:list-item>
                </text:list>
              </text:list-item>
              <text:list-item>
                <text:p><text:span text:style-name="T62">Suppose our goal</text:span> is to find pairs of documents that are at least 0.8 simila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mputing LSH errors (cont.)</text:p>
          </draw:text-box>
        </draw:frame>
        <draw:frame presentation:style-name="pr11" draw:layer="layout" svg:width="25.199cm" svg:height="10.739cm" svg:x="1.4cm" svg:y="4.285cm" presentation:class="outline" presentation:user-transformed="true">
          <draw:text-box>
            <text:list text:style-name="L2">
              <text:list-item>
                <text:p><text:span text:style-name="T63">Find pairs having at least 0.8 similarity with b=20, </text:span><text:span text:style-name="T63">r=5</text:span></text:p>
              </text:list-item>
              <text:list-item>
                <text:p>Whenever sim(C1, C2) &gt; s, we want C1, C2 to be a candidate pair</text:p>
                <text:list>
                  <text:list-item>
                    <text:p>We want them to hash to at least 1 common bucket (at least one band is identical)</text:p>
                  </text:list-item>
                </text:list>
              </text:list-item>
              <text:list-item>
                <text:p>Probability C1, C2 identical in one particular band: (0.8)<text:span text:style-name="T64">5</text:span> = 0.328</text:p>
              </text:list-item>
              <text:list-item>
                <text:p>Probability C1, C2 are not similar in any of the 20 bands:</text:p>
                <text:list>
                  <text:list-item>
                    <text:p>(1-0.328)<text:span text:style-name="T64">20</text:span> = 0.00035 </text:p>
                  </text:list-item>
                  <text:list-item>
                    <text:p>i.e., about 1/3000th of the 80%-similar column pairs are false negatives (we will miss them)</text:p>
                  </text:list-item>
                </text:list>
              </text:list-item>
              <text:list-item>
                <text:p><text:span text:style-name="T65">We would find 99.965% pairs of truly similar </text:span><text:span text:style-name="T65">document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mputing LSH errors (cont.)</text:p>
          </draw:text-box>
        </draw:frame>
        <draw:frame presentation:style-name="pr11" draw:layer="layout" svg:width="25.199cm" svg:height="10.739cm" svg:x="1.4cm" svg:y="4.285cm" presentation:class="outline" presentation:user-transformed="true">
          <draw:text-box>
            <text:list text:style-name="L2">
              <text:list-item>
                <text:p text:style-name="P43"><text:span text:style-name="T63">Find pairs having at least 0.8 similarity with b=20, </text:span><text:span text:style-name="T63">r=5</text:span></text:p>
              </text:list-item>
              <text:list-item>
                <text:p>Whenever sim(C1, C2) &lt; s, we <text:span text:style-name="T66">do not </text:span>want C1, C2 to be a candidate pair</text:p>
              </text:list-item>
              <text:list-item>
                <text:p>Suppose sim(C1, C2) = 0.3; the probability that C1, C2 are identical in one particular band:</text:p>
                <text:list>
                  <text:list-item>
                    <text:p>(0.3)<text:span text:style-name="T64">5</text:span> <text:s/>= 0.00243 <text:s/><text:tab/><text:tab/></text:p>
                  </text:list-item>
                </text:list>
              </text:list-item>
              <text:list-item>
                <text:p>Probability C1, C2 identical in at least 1 of 20 bands:</text:p>
                <text:list>
                  <text:list-item>
                    <text:p>1 - (1 - 0.00243)<text:span text:style-name="T64">20</text:span> = 0.0474</text:p>
                  </text:list-item>
                </text:list>
              </text:list-item>
              <text:list-item>
                <text:p>In other words, <text:span text:style-name="T66">approximately 4.74% pairs of docs </text:span><text:span text:style-name="T66">with similarity 0.3 end up becoming candidate </text:span><text:span text:style-name="T66">pairs</text:span> -- they are false positives since we will have to examine them but then it will turn out their similarity is below threshold 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esigning a good LSH scheme</text:p>
          </draw:text-box>
        </draw:frame>
        <draw:frame presentation:style-name="pr4" draw:text-style-name="P21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44"><text:span text:style-name="T58">Tune the number of </text:span><text:span text:style-name="T67">permutations (b x 3), the </text:span><text:span text:style-name="T67">number of bands (b), and the number of rows per </text:span><text:span text:style-name="T67">band (r)</text:span><text:span text:style-name="T58"> to</text:span></text:p>
                <text:list>
                  <text:list-item>
                    <text:p text:style-name="P45"><text:span text:style-name="T58">get almost all pairs with similar signatures</text:span></text:p>
                  </text:list-item>
                  <text:list-item>
                    <text:p text:style-name="P45"><text:span text:style-name="T58">eliminate most pairs that do not have similar </text:span><text:span text:style-name="T58">signatures</text:span></text:p>
                  </text:list-item>
                </text:list>
                <text:p text:style-name="P18"><text:span text:style-name="T68"/></text:p>
              </text:list-item>
              <text:list-item>
                <text:p text:style-name="P44"><text:span text:style-name="T18">After finding candidates, we always have to check </text:span><text:span text:style-name="T18">in main memory that </text:span><text:span text:style-name="T14">candidate pairs</text:span><text:span text:style-name="T18"> really do have </text:span><text:span text:style-name="T14">similar signatur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4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46" draw:layer="layout" svg:width="25.199cm" svg:height="11.158cm" svg:x="1.4cm" svg:y="3.566cm" presentation:class="outline" presentation:user-transformed="true">
          <draw:text-box>
            <text:list text:style-name="L2">
              <text:list-item>
                <text:p text:style-name="P17"><text:span text:style-name="T59">Locality-Sensitive Hashing </text:span><text:span text:style-name="T23">allows us to focus on </text:span><text:span text:style-name="T23">pairs of signatures likely to be from similar </text:span><text:span text:style-name="T23">documents</text:span></text:p>
              </text:list-item>
              <text:list-item>
                <text:p text:style-name="P17"><text:span text:style-name="T23">Remember the general idea and what are </text:span><text:span text:style-name="T23">bands/rows</text:span></text:p>
              </text:list-item>
              <text:list-item>
                <text:p text:style-name="P34"><text:span text:style-name="T69">Additional materials on LSH available from the theory page </text:span><text:span text:style-name="T69">of the cours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08-TT09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Mining of Massive Datasets 2<text:span text:style-name="T6">nd</text:span> edition (2014) by Leskovec et al.</text:p>
                <text:list>
                  <text:list-item>
                    <text:p>Exercises 3.1.4 (Jaccard similarity)</text:p>
                  </text:list-item>
                  <text:list-item>
                    <text:p>Exercises 3.2.5 (Shingling)</text:p>
                  </text:list-item>
                  <text:list-item>
                    <text:p>Exercises 3.3.6 (Min hashing)</text:p>
                  </text:list-item>
                  <text:list-item>
                    <text:p>Exercises 3.4.4 (Locality-sensitive hash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rbel" svg:font-family="Corbel"/>
    <style:font-face style:name="Corbel1" svg:font-family="Corbe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M Sans 12" svg:font-family="'LM Sans 12'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modern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wiss" style:font-pitch="variable"/>
    <style:font-face style:name="Tahoma1" svg:font-family="Tahoma" style:font-family-generic="modern" style:font-pitch="variable"/>
    <style:font-face style:name="Tahoma2" svg:font-family="Tahoma" style:font-family-generic="modern" style:font-pitch="fixed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2="1" draw:dots2-length="316%" draw:distance="23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8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1.5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8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10-07">10/07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</text:span><text:span text:style-name="MT3">Ullman: Mining of Massive </text:span><text:span text:style-name="MT3">Datasets, </text:span><text:span text:style-name="MT3">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</text:span><text:span text:style-name="MT4">k to </text:span><text:span text:style-name="MT4">edit </text:span><text:span text:style-name="MT4">Mas</text:span><text:span text:style-name="MT4">ter </text:span><text:span text:style-name="MT4">title </text:span><text:span text:style-name="MT4">styl</text:span><text:span text:style-name="MT4">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10-07">10/07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</text:span><text:span text:style-name="MT3">Ullman: Mining of Massive </text:span><text:span text:style-name="MT3">Datasets, </text:span><text:span text:style-name="MT3">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0-07T09:10:37.720491630</dc:date>
    <meta:editing-duration>PT10H44M15S</meta:editing-duration>
    <meta:editing-cycles>67</meta:editing-cycles>
    <meta:generator>LibreOffice/7.3.6.2$Linux_X86_64 LibreOffice_project/30$Build-2</meta:generator>
    <meta:document-statistic meta:object-count="337"/>
  </office:meta>
</office:document-meta>
</file>

<file path=Object 1/content.xml><?xml version="1.0" encoding="utf-8"?>
<math xmlns="http://www.w3.org/1998/Math/MathML" display="block"/>
</file>